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"/>
    <style:font-face style:name="Inconsolata" svg:font-family="Inconsolata, Monaco, Consolas, 'Courier New', Courier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officeooo:rsid="00570a8c" officeooo:paragraph-rsid="00570a8c"/>
    </style:style>
    <style:style style:name="P24" style:family="paragraph" style:parent-style-name="Text_20_body">
      <style:text-properties officeooo:paragraph-rsid="005cba36"/>
    </style:style>
    <style:style style:name="P25" style:family="paragraph" style:parent-style-name="Text_20_body">
      <style:text-properties officeooo:rsid="00602e19" officeooo:paragraph-rsid="00602e19"/>
    </style:style>
    <style:style style:name="P26" style:family="paragraph" style:parent-style-name="Text_20_body">
      <style:text-properties officeooo:paragraph-rsid="0061be3c"/>
    </style:style>
    <style:style style:name="P27" style:family="paragraph" style:parent-style-name="Heading_20_1">
      <style:text-properties fo:language="de" fo:country="DE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9cb35"/>
    </style:style>
    <style:style style:name="T40" style:family="text">
      <style:text-properties fo:language="de" fo:country="DE" officeooo:rsid="0079d9c5"/>
    </style:style>
    <style:style style:name="T41" style:family="text">
      <style:text-properties fo:language="de" fo:country="DE" officeooo:rsid="007b7dc0"/>
    </style:style>
    <style:style style:name="T42" style:family="text">
      <style:text-properties fo:language="de" fo:country="DE" officeooo:rsid="007b89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">Ziel</text:h>
      <text:p text:style-name="P1">Sprachlehrer-Webseite für mich</text:p>
      <text:h text:style-name="P27" text:outline-level="1">Schritte</text:h>
      <text:p text:style-name="P22"/>
      <text:p text:style-name="P23"><text:span text:style-name="T32">C</text:span><text:span text:style-name="T31">reate login function on Client &amp; Server</text:span></text:p>
      <text:p text:style-name="P25"><text:span text:style-name="T32">D</text:span><text:span text:style-name="T31">isplay Vocabs in website</text:span><text:span text:style-name="T34">/ allow to add &amp; remove</text:span><text:span text:style-name="T31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41"> (static)<text:tab/><text:tab/><text:tab/><text:tab/><text:tab/><text:tab/><text:tab/><text:tab/><text:tab/><text:tab/>v</text:span><text:span text:style-name="T38"><text:line-break/></text:span><text:span text:style-name="T41">-Add vocab from POST request<text:line-break/>--How to parse POST request?<text:line-break/></text:span><text:span text:style-name="T42">--&gt;request.data['german']</text:span></text:p>
      <text:p text:style-name="P26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24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</text:span><text:soft-page-break/><text:span text:style-name="T21"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<text:soft-page-break/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"/>
    <style:font-face style:name="Inconsolata" svg:font-family="Inconsolata, Monaco, Consolas, 'Courier New', Courier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2-03T23:47:20.897000000</dc:date>
    <meta:editing-duration>P21DT4H54M30S</meta:editing-duration>
    <meta:editing-cycles>109</meta:editing-cycles>
    <meta:document-statistic meta:table-count="0" meta:image-count="0" meta:object-count="0" meta:page-count="3" meta:paragraph-count="29" meta:word-count="486" meta:character-count="3755" meta:non-whitespace-character-count="2955"/>
  </office:meta>
</office:document-meta>
</file>